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drew Hawryluk</meta:initial-creator>
    <dc:creator>Andrew Hawryluk</dc:creator>
    <meta:creation-date>2021-04-26T14:49:23Z</meta:creation-date>
    <dc:date>2021-04-26T14:50:40Z</dc:date>
  </office:meta>
</office:document-meta>
</file>